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c31" officeooo:paragraph-rsid="000a7c3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a7c31" officeooo:paragraph-rsid="000a7c31" style:font-weight-asian="bold" style:font-weight-complex="bold"/>
    </style:style>
    <style:style style:name="P4" style:family="paragraph" style:parent-style-name="Standard">
      <style:text-properties fo:font-weight="bold" officeooo:rsid="001013c8" officeooo:paragraph-rsid="001013c8" style:font-weight-asian="bold" style:font-weight-complex="bold"/>
    </style:style>
    <style:style style:name="P5" style:family="paragraph" style:parent-style-name="Standard">
      <style:text-properties fo:font-weight="bold" officeooo:rsid="0013be87" officeooo:paragraph-rsid="0013be87" style:font-weight-asian="bold" style:font-weight-complex="bold"/>
    </style:style>
    <style:style style:name="P6" style:family="paragraph" style:parent-style-name="Standard">
      <style:text-properties officeooo:rsid="000b0de0" officeooo:paragraph-rsid="000b0de0"/>
    </style:style>
    <style:style style:name="P7" style:family="paragraph" style:parent-style-name="Standard">
      <style:text-properties fo:font-weight="normal" officeooo:rsid="001013c8" officeooo:paragraph-rsid="001013c8" style:font-weight-asian="normal" style:font-weight-complex="normal"/>
    </style:style>
    <style:style style:name="P8" style:family="paragraph" style:parent-style-name="Standard">
      <style:text-properties fo:font-weight="normal" officeooo:rsid="0015c464" officeooo:paragraph-rsid="0015c464" style:font-weight-asian="normal" style:font-weight-complex="normal"/>
    </style:style>
    <style:style style:name="P9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013c8" officeooo:paragraph-rsid="001013c8" style:font-weight-asian="normal" style:font-weight-complex="normal"/>
    </style:style>
    <style:style style:name="P10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 officeooo:paragraph-rsid="0011be21"/>
    </style:style>
    <style:style style:name="P11" style:family="paragraph" style:parent-style-name="Standard">
      <style:text-properties fo:font-variant="normal" fo:text-transform="none" fo:color="#032f62" style:font-name="SFMono-Regular" fo:font-size="9.75pt" fo:letter-spacing="normal" fo:font-style="normal" fo:font-weight="normal" officeooo:paragraph-rsid="0015c464"/>
    </style:style>
    <style:style style:name="P12" style:family="paragraph" style:parent-style-name="Standard">
      <style:text-properties fo:font-weight="normal" officeooo:rsid="001bedb1" officeooo:paragraph-rsid="001bedb1" style:font-weight-asian="normal" style:font-weight-complex="normal"/>
    </style:style>
    <style:style style:name="P13" style:family="paragraph" style:parent-style-name="Standard">
      <style:text-properties fo:font-weight="normal" officeooo:rsid="00239459" officeooo:paragraph-rsid="00239459" style:font-weight-asian="normal" style:font-weight-complex="normal"/>
    </style:style>
    <style:style style:name="P14" style:family="paragraph" style:parent-style-name="Standard">
      <style:text-properties fo:font-weight="bold" officeooo:rsid="00203e07" officeooo:paragraph-rsid="00203e07" style:font-weight-asian="bold" style:font-weight-complex="bold"/>
    </style:style>
    <style:style style:name="P15" style:family="paragraph" style:parent-style-name="Preformatted_20_Text">
      <style:text-properties fo:font-variant="normal" fo:text-transform="none" fo:color="#032f62" style:font-name="SFMono-Regular" fo:font-size="9.75pt" fo:letter-spacing="normal" fo:font-style="normal" fo:font-weight="normal" officeooo:paragraph-rsid="0015c464"/>
    </style:style>
    <style:style style:name="T1" style:family="text">
      <style:text-properties officeooo:rsid="000aa871"/>
    </style:style>
    <style:style style:name="T2" style:family="text">
      <style:text-properties officeooo:rsid="000e41c0"/>
    </style:style>
    <style:style style:name="T3" style:family="text">
      <style:text-properties officeooo:rsid="0011b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ions:</text:p>
      <text:p text:style-name="P1">1. <text:span text:style-name="T1">ImageList: 用来处理不同尺寸输入的图片</text:span></text:p>
      <text:p text:style-name="P6">2. BoxList: 用来处理Bounding Box<text:span text:style-name="T2">的</text:span></text:p>
      <text:p text:style-name="P6"/>
      <text:p text:style-name="P4">链接数据集：</text:p>
      <text:p text:style-name="P9">mkdir -p datasets/coco</text:p>
      <text:p text:style-name="P10">ln -s <text:span text:style-name="T3">~/res/datasets/coco/annotations</text:span> datasets/coco/annotations</text:p>
      <text:p text:style-name="P10">ln -s <text:span text:style-name="T3">~/res/datasets/coco/</text:span>train2014 datasets/coco/train2014</text:p>
      <text:p text:style-name="P10">ln -s <text:span text:style-name="T3">~/res/datasets/coco/</text:span>test2014 datasets/coco/test2014</text:p>
      <text:p text:style-name="P10">ln -s <text:span text:style-name="T3">~/res/datasets/coco/</text:span>val2014 datasets/coco/val2014</text:p>
      <text:p text:style-name="P7"/>
      <text:p text:style-name="P5">在coco上进行训练：</text:p>
      <text:p text:style-name="P15">python tools/train_net.py --config-file "configs/e2e_mask_rcnn_R_50_FPN_1x.yaml" SOLVER.IMS_PER_BATCH 2 SOLVER.BASE_LR 0.0025 SOLVER.MAX_ITER 720000 SOLVER.STEPS "(480000, 640000)" TEST.IMS_PER_BATCH 1</text:p>
      <text:p text:style-name="P11"/>
      <text:p text:style-name="P2">解决[No Module named …]:</text:p>
      <text:p text:style-name="P12"><text:a xlink:type="simple" xlink:href="https://stackoverflow.com/questions/37006114/anaconda-permanently-include-external-packages-like-in-pythonpath" text:style-name="Internet_20_link" text:visited-style-name="Visited_20_Internet_20_Link">https://stackoverflow.com/questions/37006114/anaconda-permanently-include-external-packages-like-in-pythonpath</text:a></text:p>
      <text:p text:style-name="P12"/>
      <text:p text:style-name="P14">tools/train_net.py</text:p>
      <text:p text:style-name="P13"/>
      <text:p text:style-name="P8"/>
      <text:p text:style-name="P8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14:45.958724408</meta:creation-date>
    <dc:date>2019-03-06T15:26:51.374283022</dc:date>
    <meta:editing-duration>PT2H24M58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82" meta:character-count="693" meta:non-whitespace-character-count="657"/>
  </office:meta>
</office:document-meta>
</file>